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00" style:text-outline="false" style:text-line-through-style="none" fo:font-family="'Times New Roman'" style:font-family-generic="roman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 Statement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Distributed Monitoring Software for Android-based Mobile De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ntralized networks</text:p>
              </text:list-item>
              <text:list-item>
                <text:p>Servers</text:p>
              </text:list-item>
              <text:list-item>
                <text:p>Authorities</text:p>
              </text:list-item>
              <text:list-item>
                <text:p>Single Point of Failure</text:p>
              </text:list-item>
              <text:list-item>
                <text:p>Performance Bottlene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entral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tTorrent</text:p>
              </text:list-item>
              <text:list-item>
                <text:p>No central servers</text:p>
              </text:list-item>
              <text:list-item>
                <text:p>No central authority</text:p>
              </text:list-item>
              <text:list-item>
                <text:p>No single point of failure</text:p>
              </text:list-item>
              <text:list-item>
                <text:p>No main performance bottleneck</text:p>
              </text:list-item>
              <text:list-item>
                <text:p>Inherently concurrent</text:p>
              </text:list-item>
              <text:list-item>
                <text:p>Low start-up costs (cheap hardwa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Resil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overability</text:p>
              </text:list-item>
              <text:list-item>
                <text:p>Join/leave whenever</text:p>
              </text:list-item>
              <text:list-item>
                <text:p>Peers discover each other automatically</text:p>
              </text:list-item>
              <text:list-item>
                <text:p>“Network” exists so long as some peer is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-Time Monito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peer has an internal model of global state at any given time</text:p>
              </text:list-item>
              <text:list-item>
                <text:p>Difficult to do in a highly concurrent environment</text:p>
              </text:list-item>
              <text:list-item>
                <text:p>No “right answer” to reference</text:p>
              </text:list-item>
              <text:list-item>
                <text:p>No server acting as “network oracl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f-driving cars</text:p>
              </text:list-item>
              <text:list-item>
                <text:p>Flying drone swarms</text:p>
              </text:list-item>
              <text:list-item>
                <text:p>Heterogeneous computational clusters</text:p>
              </text:list-item>
              <text:list-item>
                <text:p>“Smart” cloud comp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family="Times, 'Times New Roman'" fo:font-size="12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4T12:26:35.892942385</meta:creation-date>
    <dc:date>2014-09-24T15:57:21.44</dc:date>
    <meta:editing-duration>PT1H50M33S</meta:editing-duration>
    <meta:editing-cycles>9</meta:editing-cycles>
    <meta:generator>OpenOffice/4.1.0$Win32 OpenOffice.org_project/410m18$Build-9764</meta:generator>
    <meta:document-statistic meta:object-count="45"/>
  </office:meta>
</office:document-meta>
</file>